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officeooo:rsid="00158b40" officeooo:paragraph-rsid="00158b40" style:font-size-asian="11pt" style:font-size-complex="11pt"/>
    </style:style>
    <style:style style:name="P2" style:family="paragraph" style:parent-style-name="Standard">
      <style:text-properties style:font-name="Liberation Sans" fo:font-size="11pt" officeooo:rsid="00158b40" officeooo:paragraph-rsid="0016728b" style:font-size-asian="11pt" style:font-size-complex="11pt"/>
    </style:style>
    <style:style style:name="P3" style:family="paragraph" style:parent-style-name="Standard">
      <style:text-properties style:font-name="Liberation Sans" fo:font-size="11pt" officeooo:paragraph-rsid="00158b40" style:font-size-asian="11pt" style:font-size-complex="11pt"/>
    </style:style>
    <style:style style:name="P4" style:family="paragraph" style:parent-style-name="Standard">
      <style:text-properties style:font-name="Liberation Sans" fo:font-size="11pt" officeooo:paragraph-rsid="0017b820" style:font-size-asian="11pt" style:font-size-complex="11pt"/>
    </style:style>
    <style:style style:name="P5" style:family="paragraph" style:parent-style-name="Standard">
      <style:text-properties style:font-name="Liberation Sans" fo:font-size="11pt" officeooo:rsid="0017b820" officeooo:paragraph-rsid="0017b820" style:font-size-asian="11pt" style:font-size-complex="11pt"/>
    </style:style>
    <style:style style:name="P6" style:family="paragraph" style:parent-style-name="Standard">
      <style:text-properties style:font-name="Liberation Sans" fo:font-size="11pt" officeooo:rsid="00193536" officeooo:paragraph-rsid="00193536" style:font-size-asian="11pt" style:font-size-complex="11pt"/>
    </style:style>
    <style:style style:name="T1" style:family="text">
      <style:text-properties officeooo:rsid="00158b40"/>
    </style:style>
    <style:style style:name="T2" style:family="text">
      <style:text-properties officeooo:rsid="0016728b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7b8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 5551<text:tab/><text:tab/><text:tab/><text:tab/><text:tab/><text:tab/><text:tab/><text:tab/><text:tab/>Jeff Flower</text:p>
      <text:p text:style-name="P1">HW3 – Shared Memory Architecture Review</text:p>
      <text:p text:style-name="P1"/>
      <text:p text:style-name="P1"/>
      <text:p text:style-name="P3"><text:span text:style-name="T1">EM</text:span><text:span text:style-name="T3">2</text:span>: A Scalable Shared-memory Multicore Architecture</text:p>
      <text:p text:style-name="P3"/>
      <text:p text:style-name="P3"/>
      <text:p text:style-name="P4"><text:span text:style-name="T1">EM</text:span><text:span text:style-name="T3">2</text:span><text:span text:style-name="T4"> </text:span><text:span text:style-name="T5">is short for Execution Migration Machine. <text:s/></text:span></text:p>
      <text:p text:style-name="P5"><text:span text:style-name="T4">It is a theoretical architecture that seeks to solve cache coherence issues by moving the process to the data instead of the data to the process. <text:s/>When a process requests data, if the data is not local to the current processor, the process is interrupted and moved so that it is local to the data. <text:s/>Any address can be accessed by only one location, which removes all cache coherence issues from the system.</text:span></text:p>
      <text:p text:style-name="P5"><text:span text:style-name="T4">This paper was written in 2010. <text:s/>I was unable to find any information as to whether or not further attempts have been made to realize this architecture.</text:span></text:p>
      <text:p text:style-name="P5"><text:span text:style-name="T4">The paper makes no mention of types of operating systems or languages that it would support. <text:s/></text:span></text:p>
      <text:p text:style-name="P6"><text:span text:style-name="T4">Details on the interconnection network were slim, but several times the paper mentions implementing a mesh. <text:s/></text:span></text:p>
      <text:p text:style-name="P1"/>
      <text:p text:style-name="P1"/>
      <text:p text:style-name="P1"/>
      <text:p text:style-name="P2">Khan, Omer, Mieszko Lis, and Srinivas Devadas. "EM 2: A Scalable Shared-memory Multicore Architecture." (2010). <text:s/><text:span text:style-name="T2">http://hdl.handle.net/1721.1/5594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21:59:55.362648054</meta:creation-date>
    <dc:date>2015-12-01T22:41:45.745438957</dc:date>
    <meta:editing-duration>PT26M3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70" meta:character-count="1075" meta:non-whitespace-character-count="895"/>
  </office:meta>
</office:document-meta>
</file>